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0ad0f" officeooo:paragraph-rsid="0000ad0f"/>
    </style:style>
    <style:style style:name="P2" style:family="paragraph" style:parent-style-name="Standard">
      <style:paragraph-properties fo:text-align="start" style:justify-single-word="false"/>
      <style:text-properties officeooo:rsid="0000ad0f" officeooo:paragraph-rsid="0000ad0f"/>
    </style:style>
    <style:style style:name="P3" style:family="paragraph" style:parent-style-name="Standard">
      <style:paragraph-properties fo:text-align="start" style:justify-single-word="false"/>
      <style:text-properties officeooo:rsid="00011dc0" officeooo:paragraph-rsid="00011dc0"/>
    </style:style>
    <style:style style:name="P4" style:family="paragraph" style:parent-style-name="Standard">
      <style:paragraph-properties fo:text-align="start" style:justify-single-word="false"/>
      <style:text-properties officeooo:rsid="000304d7" officeooo:paragraph-rsid="000304d7"/>
    </style:style>
    <style:style style:name="T1" style:family="text">
      <style:text-properties officeooo:rsid="00011dc0"/>
    </style:style>
    <style:style style:name="T2" style:family="text">
      <style:text-properties officeooo:rsid="0001c035"/>
    </style:style>
    <style:style style:name="T3" style:family="text">
      <style:text-properties officeooo:rsid="000304d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antum Assignment</text:p>
      <text:p text:style-name="P2"/>
      <text:p text:style-name="P2">Solution 1: Que1.py is the solution of question 1.</text:p>
      <text:p text:style-name="P2"/>
      <text:p text:style-name="P4">################</text:p>
      <text:p text:style-name="P2">Solution 2: Que2.py is the solution of question 2.</text:p>
      <text:p text:style-name="P2"/>
      <text:p text:style-name="P4">################</text:p>
      <text:p text:style-name="P2">Solution 3: <text:span text:style-name="T3">I have some doubts in this question. But , here is my approach:</text:span></text:p>
      <text:p text:style-name="P2"><text:tab/><text:span text:style-name="T3">1. Detect the boxes and assigned them labels according to their size.</text:span></text:p>
      <text:p text:style-name="P4"><text:tab/>2. Find their size based on their coordinates.</text:p>
      <text:p text:style-name="P4"><text:tab/>3. Again arrange them according to the labels.</text:p>
      <text:p text:style-name="P4"><text:tab/>4. Again find their coordinates after arranging them according to the labels.</text:p>
      <text:p text:style-name="P2"/>
      <text:p text:style-name="P4">################</text:p>
      <text:p text:style-name="P2">Solution 4: Que4_Quantum_Digit.ipynb is the solution file for question 4 by using Principal Components Analysis.</text:p>
      <text:p text:style-name="P2"><text:tab/><text:span text:style-name="T3">I</text:span>)<text:tab/>Accuracy = 96.89 %</text:p>
      <text:p text:style-name="P2"><text:tab/>II)<text:tab/>If accuracy level is low <text:span text:style-name="T1">in the model</text:span> then we can increase the accuracy by following methods:</text:p>
      <text:p text:style-name="P2"><text:tab/><text:tab/>a. <text:span text:style-name="T1">By using PCA to reduce the dimensions of the data can improve speed of convergence and <text:s/>quality of the results. The transformation of the data, by centering, rotating, and scaling by PCA can <text:s/>improve convergence and quality of results.</text:span></text:p>
      <text:p text:style-name="P3"><text:tab/></text:p>
      <text:p text:style-name="P3"><text:tab/><text:tab/>b. By using Neural Networks.</text:p>
      <text:p text:style-name="P3"/>
      <text:p text:style-name="P4">################</text:p>
      <text:p text:style-name="P3">Solution 5: <text:span text:style-name="T2">There are two files.</text:span></text:p>
      <text:p text:style-name="P3"><text:tab/><text:span text:style-name="T2">a. Que5_Frame_generation.ipynb is used to extract frames from videos.</text:span></text:p>
      <text:p text:style-name="P3"><text:tab/><text:span text:style-name="T2">b. Que5_Lane_detection.ipynb is used to detect the lane. Though the video provided by you is not sufficient to detect the lane because for the lane detection the camera angle to the lanes of </text:span><text:span text:style-name="T3">the road should be in straight forward. But here camera’s angle was in different direction. </text:span></text:p>
      <text:p text:style-name="P4">You can test on another videos by using the above code.</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4T10:02:54.631469669</meta:creation-date>
    <dc:date>2021-02-04T12:23:31.383409720</dc:date>
    <meta:editing-duration>PT9M6S</meta:editing-duration>
    <meta:editing-cycles>1</meta:editing-cycles>
    <meta:document-statistic meta:table-count="0" meta:image-count="0" meta:object-count="0" meta:page-count="1" meta:paragraph-count="22" meta:word-count="236" meta:character-count="1443" meta:non-whitespace-character-count="1212"/>
    <meta:generator>LibreOffice/6.4.6.2$Linux_X86_64 LibreOffice_project/40$Build-2</meta:generator>
  </office:meta>
</office:document-meta>
</file>